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1020" table:default-cell-style-name="ce6"/>
        <table:table-row table:style-name="ro1">
          <table:table-cell table:style-name="ce2" office:value-type="string" calcext:value-type="string">
            <text:p>Rajeev Kumar Yadav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ahindra Park, Uttam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wati Singal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ahipalpu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AMBHU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OHINI (NEW DELHI)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an Lamb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rul Set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unjabi Bag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at Gautam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oid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 Duggal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APROL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kram singh rajput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upesh Chauh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ed for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itin Rish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Qutab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iswajit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onnaught Place &amp; Circu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Y R Anil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shoka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chi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ohin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unish Gupt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ndian Oil Bhav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ramita Banerjee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engali Marke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aurav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tel naga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oy Makkhim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entral Secretariat Nor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 Ashok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OTI BAG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uchi Gupt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Qutab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bir Kumar Das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Dhaula Ku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ji Mathew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nsal Bhaw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uwan Chandra Pant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Dhaula Ku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arun Du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hastri Naga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rishnendu Krishn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arakhamba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eikh Junaid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mperial Hote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tkarsh Rajwansh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Janakpur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.P. Subramany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Taj Mahal Hote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ishu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Hanuman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obhit Soman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arakhamba Ro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kas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aba Kharag Singh Mar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ji Mathew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nsal Bhaw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jay Kastur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rliament Street (Sansad Marg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obhit Soman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Hindustan Times Hous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aji Mathew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orth Campus (Gurudwara Nanak Pio Near Rana partap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jay Kastur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rliament Street (Sansad Marg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Yogesh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zad Marke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itendra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unirk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eeraj Kumar Sharm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K Pur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rbeswar Pas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ahipalpu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ivendra Shekhar Tiwari 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Khanpur Mehrauli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hul Shaniy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Z-134, D/2 Street-19A, Sadh Nagar II, Palam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arti gupt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hakti nagar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Digvijay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56, Sant Nagar, East of Kailash, 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arth Bharadwaj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shid Malik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391 Zakir Nagar New Delhi 110025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ESH SEHGAL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LAM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kirat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hand Nagar, Vishnu Garden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utos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 Sanot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hahdara, North East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Yatin Kal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J-4/5, Rajouri Garden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ghav Bansal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atpal Gupta Marg, Jaidev Park, Punjabi Bag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gat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vasant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nishk Verm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12A, IB Block, Phase 1, Ashok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is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Jangpura Extensio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kash kumar verm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D-1023/6b gali no 10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at lalwan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rendra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awada metro statio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anglo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gend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old rajendra nagar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Pritam kant Thaku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Venkateshwara villa Connaught Place, Delhi Central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mkrishn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Dhaula Ku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 Rathore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lam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dhir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adanpur khad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resh Sharm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 - 602, Shastr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run Chaube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hriram Road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weta Malhot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Lajpat Nagar - I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kram hi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Wz 773 Tihar village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Yashoteja Prabhu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IT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pin Naray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lajpat nagar - 4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arth Bharadwaj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it to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gandhi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njodh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outh Ex - I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hejakevi ke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hauz ra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ka Jai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-5/142, Sector-8,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HIRENDRA KUMAR OJH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URARI SHANT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SHAL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ndav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dyal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reet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oaib kh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tul Sing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ndra vihar north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arv Handoo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 G Road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ukool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Vishnu garden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.n.a.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utos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utosh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ingri 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arfdarjung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arth Bharadwaj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 Mohan Ganesh Kum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Uttam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ekhar Tanwar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Ramesh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esh Meh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Mayur Vihar, Phase II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hil Chadh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-11/143, Rohini Sector-5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ket Dogr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reet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aibhav Jai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ector-16,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HASKETAN JENA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SAIDULAJAIB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uj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Palam Dabri Road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hul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anglo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ay Raj Rajan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44, MCIE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oj dhyan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New Ashok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gati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vasant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i krishna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Uttam nagar wes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li Awasth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Moti Bagh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inesh Raj Battu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lbert Square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uwan Chandra Pant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handani Chowk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arun Dua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Pataudi House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rishnendu Krishnan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Sagar Apartments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eikh Junaid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Paharganj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tkarsh Rajwansh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Multi Story Apartments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.P. Subramanyan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Hanuman Lane, Connaught Place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ishu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ITO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obhit Soman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ITO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kash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Turkman Gate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ji Mathew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DaryaGanj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jay Kastur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hawri Bazar, Delhi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obhit Soman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Khari Baol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ji Mathew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Pandav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unish Gupta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West Kanti Nag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ramita Banerjee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zad Nagar East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aurav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RWA Kanti Nagar Extension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oy Makkhim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Dayanand Vih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 Ashok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nand Vih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man Tyagi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shoka niketan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AJUDDIN KHAN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POCKET G-181, SARITA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usmarth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Sant Nagar, Bura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hul Uppal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Rani Bagh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hul kumar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Brij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vita Sareen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Shiv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vi shankar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Indra Park Palam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M NARAYAN YADAV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GHITORN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yril Sanju George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Safderjung road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aspreet singh nischal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janak 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reyansh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-270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ilpa Mittal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ivil lines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usmarth</text:p>
          </table:table-cell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Sant Nagar, Bura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BHASH HAND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yush gupt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laxm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chin yadav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Old seema 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OLASH BONI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ay Singhal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45-F Pocket-4, Mayur Vihar Phase -1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njeet Singh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Janak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urdit Singh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A1 Janak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deep kuma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Subhash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kshi malhotr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rani bagh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as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Niloth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uldeep Singh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Qutub industrial area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ishi pahw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C-1/63, 3rd floor , yamuna vihar,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askar Mishr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Katwaria sara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m Kuma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Hnouse No-48, Munirka Kunj, Najafgar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karshak Mishr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Indirapuram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ivya M N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DLF Phase 2, M.G Road, Gurgao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bin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TilakNagar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MOHAMMAD ABU SHAHM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LU 95, 2ND FLOOR, NEAR CITY PARK HOTEL PITAMPURA, NEW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alit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Mukundpur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gyanchand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k-1-8 jaidar enclave mohan garden uttam nagar delhi-59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kesh garg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1/3555 Ram Nagar tyagi colony 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IDDHARTH PANWA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JANAK 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ashank Toma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ushank Sindhu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it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d - 52 pushpanjli enclave pitam pu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karshak Mishr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Indirapuram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icha bhargav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neb sara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Radhey Puri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SHEK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Madhuban Apartments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weta Sharma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Sidh Apartment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veen kumar soni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Surajmal Vih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ur Wahi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Laxmi Nag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neet Mathu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Vishwas Nagar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shu Kakar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Priya Enclave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 Rastogi</text:p>
          </table:table-cell>
          <table:table-cell table:style-name="ce2" office:value-type="string" calcext:value-type="string">
            <text:p>AB+</text:p>
          </table:table-cell>
          <table:table-cell table:style-name="ce2" office:value-type="string" calcext:value-type="string">
            <text:p>Priya Enclave, Delhi Ea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ay Sood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Paschim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esh Sharma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Pitam Pura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Tek Chand Colony nangloi, Nanglo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SHEK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Nanglo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as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Ambika Vihar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uldeep Singh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Sultanpur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ishi pahwa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Sultanpur Majra Village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askar Mishra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Mundka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m Kumar</text:p>
          </table:table-cell>
          <table:table-cell table:style-name="ce2" office:value-type="string" calcext:value-type="string">
            <text:p>AB-</text:p>
          </table:table-cell>
          <table:table-cell table:style-name="ce2" office:value-type="string" calcext:value-type="string">
            <text:p>DDA Nagin Lake Apartments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karshak Mish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anglo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veen kumar son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R Z 70 dabri extention mai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ur Wah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ilothi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neet Mathu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Janak 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shu Kak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2/39 GF Sarva Priya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 Rastog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Pandav Nagar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UPREET SING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ASHA PARK JAIL ROAD TILAK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ISH ANAND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ai Niketan, Delhi We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nkaj Kaushik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Punjabi Bag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ish Tarwey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Jagat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allu Dhiman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anjay Park, Shakarpu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vek Bhart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ritgoldie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 Cant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l Baksh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-66, Hauz Khas Enclave,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 Dwived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ew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eeraj Dehraj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AMAR COLONY, NANGLO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hawana Chowdhary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Rohin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jeet shokeen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ajafgar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ashank Kanoji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UTTAM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l Aro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ali Nagar, Raja Garde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haram P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njay som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rishna Nagar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Nitin Saxen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-41 Gazipur Gaon, Opposite Community Cente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eju Thomas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Ranibagh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rtikeya sahu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hanpur extensio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ukes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3708/8 narang colony trinagar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vi Kumar Saxen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-24, Mohan Baba Nagar, Badar Pur,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m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Janak 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autam Prashant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arel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and Sharm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Mayank Khetarp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FLAT NO 28A, C2D BLOCK, JANAK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IYUSH BHARGAV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ECTOR 15,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nkaj bihani 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rishna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 kr tripath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arita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eena Sehg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laxm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 kr tripath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arita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VEEN GOE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3/297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AN ARO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GREATER NOID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vinder sing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Uttam Nagar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yogita sur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ew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alit Choudhary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East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aibhav Kal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Palam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andeep 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Laxm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vinder sing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Uttam Nagar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 Dwived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ew Ashok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rveen rawat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F-2/64 sangam vihar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Nishant Kum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245/ Gh-4, Meera Appt. Paschim Vihar.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urabh Kum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GK-2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itin Rish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hastr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 Kum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arol Bagh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Gauhar AL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asai Dara Pur Near Ramesh Nagar Metro Station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radha chawl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Patel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MB ROAD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shu Tyag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 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NCHIT SACHDEV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JANAK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imran bisht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adarput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esh sharma 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ector-13, Rohini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IRAG BANS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 Block Model Tow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rjun Saig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ukhdev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vinder sing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Uttam Nagar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MESH KUMAR SHARM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NAJAFGAR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unnu kum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Malvia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okesh Nigam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Laxmi Nagar, Mangal Baz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ohit Khann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Gali No.5, East Azad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and Sharm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urgesh kumar 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adarpur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onali Bhattachary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Old Rajinder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harmendra Kuam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Kotla Mubarakpu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OJ KUMA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F-24/75 SECTOR 7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mrat Ghos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6, Vasant Kunj, new delhi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Ankush Dogr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Flat No. 9, Type III Qtrs., Rajinder Nagar Police Residential Complex, New Rajinder Nagar, New Delhi- 110060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i Bans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vinder sing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Uttam Nagar 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urag Bansal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Mayur Vihar, Phase I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uchi Pathak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antnagar east of kailash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ivender singh aulakh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wark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akshna 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and Sharm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atin Gangwani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Rani Bag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nny talwat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dul gafoor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OHAMMAD WASIM RAZ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LALITA PARK, LAXM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nav</text:p>
          </table:table-cell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neet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Vasant Kunj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nshu gol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inder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Patel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danjit Kumar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B-73/G-2, Dilshad Colony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ndeep agarwal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sewak park, uttam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asif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itra Sharm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Palam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opinath v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D131 3rd floor new rajinder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ur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Dwarka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nju rani srivastav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Vasant kunj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kas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Kishangarh Vasant kunj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dit Chandn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Kreater Kailash 1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erna Lal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Dwarka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hul Verm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House No. 12, Gali No.1, Onkar Nagar-B, Tri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AY K VERMA</text:p>
          </table:table-cell>
          <table:table-cell table:style-name="ce2" office:value-type="string" calcext:value-type="string">
            <text:p>B-</text:p>
          </table:table-cell>
          <table:table-cell table:style-name="Default" office:value-type="string" calcext:value-type="string">
            <text:p>Burari, Delhi Nor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</text:p>
          </table:table-cell>
          <table:table-cell table:style-name="ce2" office:value-type="string" calcext:value-type="string">
            <text:p>B-</text:p>
          </table:table-cell>
          <table:table-cell table:style-name="Default" office:value-type="string" calcext:value-type="string">
            <text:p>Chiranjeevi Royale Avenue, Delhi Nor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lil Sethi</text:p>
          </table:table-cell>
          <table:table-cell table:style-name="ce2" office:value-type="string" calcext:value-type="string">
            <text:p>B-</text:p>
          </table:table-cell>
          <table:table-cell table:style-name="Default" office:value-type="string" calcext:value-type="string">
            <text:p>Lake View Apartment, Delhi Nor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</text:p>
          </table:table-cell>
          <table:table-cell table:style-name="ce2" office:value-type="string" calcext:value-type="string">
            <text:p>B-</text:p>
          </table:table-cell>
          <table:table-cell table:style-name="Default" office:value-type="string" calcext:value-type="string">
            <text:p>Shakti Enclave, Delhi Nor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ARANJIT SINGH</text:p>
          </table:table-cell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Deepmala Apartment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nav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nee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western avenue, Sainik Farms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nshu gol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urobindo Apartment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inde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siad village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danjit Ku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DA Flats, Lado Sarai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ndeep agar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adangir, Delhi South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asif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E block brand new builder floor, Greater Kailash II, Delhi South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dish Jai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hakt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llabi anurag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warka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dish Jai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hakti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JAY K VE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ODEL TOWN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outh Del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lil Sethi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ajouri Garde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ARANJIT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FDARJUNG ENCLAVE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ooja malhotr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new friends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eev Prakas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G-24, Gali No-2, Karawal Nagar West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ikhil Dhak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wark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nodkumar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artar nagar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ran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1/2057 ram nagar, 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opal kandp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VIKAS 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mandeep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189, Rsm Nagar Extn. Krishma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 to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Jahangir pu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shita Gol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ohin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imran Bhati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Prop No. 38 A, second floor, kh. No. 419,, Sultanpur Extensio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hander Prakas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Faridabad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oshan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alyan puri 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vi prashan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mbedkar nagar dakshinpuri 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kshi Shara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-13/f-2 Dilshad colony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thr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GTB Enclave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fu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adhukar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aiza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Jamia Nagar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anil ku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house no 20 sandeep house shakarpur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neh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ayur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 Sahni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uranjay Mishr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atwaria sara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shok Mishr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hahpurja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ultar Singh Sambi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outh Ex - I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vi prashan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mbedkar nagar dakshinpuri 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eshav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ng nagar burar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Manpreet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 Z Q - 29 Nihal Vihar, Near Q - Block Gurudwara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it jai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32,Bank enclave,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DHA AGAR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hirendra Rawa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-7/99 Dayal Pur, Delhi-110094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rul Shi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man Raj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rishna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VIKAS PU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KAS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ajouri Garde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nod jai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ohini, sector-3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ovely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uttam nagar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uneet Khandel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ajouri Garde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yanika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ailash colony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m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Budh Vihar,Phase -1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vjeet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oti bag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k Thapa`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N 58 Shakti Nagar, Delhi 110007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shmet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ilshad garden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ovely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uttam nagar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vanshu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Iqra nis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Batla house okhla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nil Ku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wark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iv Yadav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Vasant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mit Malhotr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Lajpat Nagar-I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iket Ku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IP Extension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awal Pandey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Badarpur Borde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shit Puri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East Arjun Nagar 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ubhangi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Jamia Millia Islami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it set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Paschim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IV DUT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C 560 SARITA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nodkumar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kartar nagar delhi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HIRAL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AHAVEER ENCLAVE 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shal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Mahipalpu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dhu set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Paschim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kesh Gupt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shok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vanshu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HRAJ WANI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PATEL NAG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iva srinu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itu singla 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rohini sec 1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hubhangi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Jamia Millia Islami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akshay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iims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shit Jain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East 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jul Chaudhary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gandhi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inesh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B-437, Chattarpur Ext.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epa Bhati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 P Mukherjee Park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Nitin sharm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Burar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ashant Gupta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Uttam Nagar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aurabh Mitt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H-127B, Raj Nagar-2, Palam Colony, New Delhi-110077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shek Ash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Pandav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ulasha Kande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Jhilmil colony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DHA AGAR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vi prashan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mbedkar nagar dakshinpuri New delh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Ravi prashant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Ambedkar nagar dakshinpuri 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DHA AGARWAL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ke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karan singh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1/2057 ram nagar, shahdara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antosh kumar</text:p>
          </table:table-cell>
          <table:table-cell table:style-name="ce2" office:value-type="string" calcext:value-type="string">
            <text:p>O+</text:p>
          </table:table-cell>
          <table:table-cell table:style-name="ce2" office:value-type="string" calcext:value-type="string">
            <text:p>sant nagar burari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bhishek Nischal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East of Kailash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meet Singh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Jhilmil Colony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arth Bharadwaj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Sector 15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akshya Sharma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Saket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arry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delh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shu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Q.27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 . vipin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OP Minhas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7B, Telegraph lane, Atulgrove Road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r.Suheb Asghar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h-39 af enclave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unit sharma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G- 77 vikaspuri., delh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Santosh Mishra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29/12 Gali no.5, Part-2, Jharoda, Burar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OHD NAVED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bara hindu rao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Rajendra Prasad Sharma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D-3 Mansarovar Park 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autam kumar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laxmai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Vipin patel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A21, gurunank pura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raj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Laxmi Nag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ohit Jangid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sarita vihar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dityendra Singh Yadav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New Delh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mandeep Singh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ai Pal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Sector-8, Rohini,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manshu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kalkaj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iya Wadhawan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Kalkaji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ANKAJ MAURYA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SANGAM VIHAR, new delhi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ANKUSH</text:p>
          </table:table-cell>
          <table:table-cell table:style-name="ce2" office:value-type="string" calcext:value-type="string">
            <text:p>O-</text:p>
          </table:table-cell>
          <table:table-cell table:style-name="ce2" office:value-type="string" calcext:value-type="string">
            <text:p>ROHINI, delhi</text:p>
          </table:table-cell>
          <table:table-cell table:style-name="ce2"/>
          <table:table-cell table:number-columns-repeated="1020"/>
        </table:table-row>
        <table:table-row table:style-name="ro1" table:number-rows-repeated="10481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9:54:50.26706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2:53.511102154</meta:creation-date>
    <dc:date>2019-02-24T21:27:23.338167806</dc:date>
    <meta:editing-duration>PT49M32S</meta:editing-duration>
    <meta:editing-cycles>6</meta:editing-cycles>
    <meta:generator>LibreOffice/6.0.6.2$Linux_X86_64 LibreOffice_project/00m0$Build-2</meta:generator>
    <meta:document-statistic meta:table-count="1" meta:cell-count="1200" meta:object-count="0"/>
  </office:meta>
</office:document-meta>
</file>